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7c9" officeooo:paragraph-rsid="001407c9"/>
    </style:style>
    <style:style style:name="P2" style:family="paragraph" style:parent-style-name="Standard">
      <style:text-properties officeooo:rsid="0015f70f" officeooo:paragraph-rsid="0017ad41"/>
    </style:style>
    <style:style style:name="P3" style:family="paragraph" style:parent-style-name="Standard">
      <style:text-properties fo:color="#c9211e" loext:opacity="100%" officeooo:rsid="00140be3" officeooo:paragraph-rsid="00140be3"/>
    </style:style>
    <style:style style:name="P4" style:family="paragraph" style:parent-style-name="Standard">
      <style:text-properties fo:color="#c9211e" loext:opacity="100%" officeooo:rsid="001407c9" officeooo:paragraph-rsid="00206ee5"/>
    </style:style>
    <style:style style:name="P5" style:family="paragraph" style:parent-style-name="Standard" style:list-style-name="L1">
      <style:text-properties officeooo:rsid="001eae71" officeooo:paragraph-rsid="001eae71"/>
    </style:style>
    <style:style style:name="P6" style:family="paragraph" style:parent-style-name="Standard" style:list-style-name="L1">
      <style:text-properties officeooo:rsid="001407c9" officeooo:paragraph-rsid="001407c9"/>
    </style:style>
    <style:style style:name="P7" style:family="paragraph" style:parent-style-name="Standard" style:list-style-name="L2">
      <style:text-properties officeooo:rsid="00140be3" officeooo:paragraph-rsid="00140be3"/>
    </style:style>
    <style:style style:name="P8" style:family="paragraph" style:parent-style-name="Standard" style:list-style-name="L2">
      <style:text-properties officeooo:rsid="0018025a" officeooo:paragraph-rsid="0018025a"/>
    </style:style>
    <style:style style:name="P9" style:family="paragraph" style:parent-style-name="Standard" style:list-style-name="L2">
      <style:text-properties officeooo:rsid="001a1aeb" officeooo:paragraph-rsid="001a1aeb"/>
    </style:style>
    <style:style style:name="P10" style:family="paragraph" style:parent-style-name="Standard" style:list-style-name="L2">
      <style:text-properties officeooo:rsid="001a1aeb" officeooo:paragraph-rsid="0023689c"/>
    </style:style>
    <style:style style:name="P11" style:family="paragraph" style:parent-style-name="Standard" style:list-style-name="L2">
      <style:text-properties officeooo:rsid="0018dd86" officeooo:paragraph-rsid="0018dd86"/>
    </style:style>
    <style:style style:name="P12" style:family="paragraph" style:parent-style-name="Standard" style:list-style-name="L2">
      <style:text-properties officeooo:rsid="0015f70f" officeooo:paragraph-rsid="0015f70f"/>
    </style:style>
    <style:style style:name="P13" style:family="paragraph" style:parent-style-name="Standard" style:list-style-name="L2">
      <style:text-properties officeooo:rsid="0015f70f" officeooo:paragraph-rsid="0017a8e7"/>
    </style:style>
    <style:style style:name="P14" style:family="paragraph" style:parent-style-name="Standard" style:list-style-name="L2">
      <style:text-properties officeooo:rsid="0015f70f" officeooo:paragraph-rsid="0017ad41"/>
    </style:style>
    <style:style style:name="T1" style:family="text">
      <style:text-properties officeooo:rsid="0017a8e7"/>
    </style:style>
    <style:style style:name="T2" style:family="text">
      <style:text-properties officeooo:rsid="0017ad41"/>
    </style:style>
    <style:style style:name="T3" style:family="text">
      <style:text-properties officeooo:rsid="0018dd86"/>
    </style:style>
    <style:style style:name="T4" style:family="text">
      <style:text-properties officeooo:rsid="0023689c"/>
    </style:style>
    <style:style style:name="T5" style:family="text">
      <style:text-properties officeooo:rsid="0024b58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das as letras:</text:p>
      <text:list xml:id="list1768816585" text:style-name="L1">
        <text:list-item>
          <text:p text:style-name="P5">Funções, estruturas, variáveis e keyword são totalmente minúsculas</text:p>
        </text:list-item>
        <text:list-item>
          <text:p text:style-name="P6">Macros são de preferência totalmente maiúsculas</text:p>
        </text:list-item>
      </text:list>
      <text:p text:style-name="P1"/>
      <text:p text:style-name="P3">Keyword:</text:p>
      <text:list xml:id="list2499508124" text:style-name="L2">
        <text:list-item>
          <text:p text:style-name="P7">fn = define uma função</text:p>
        </text:list-item>
        <text:list-item>
          <text:p text:style-name="P8">struct = define uma estrutura</text:p>
        </text:list-item>
        <text:list-item>
          <text:p text:style-name="P9">use = usa um <text:span text:style-name="T4">arquivo</text:span> extern<text:span text:style-name="T5">o</text:span></text:p>
        </text:list-item>
        <text:list-item>
          <text:p text:style-name="P10">use<text:span text:style-name="T4">fn</text:span> = usa uma função externa</text:p>
        </text:list-item>
        <text:list-item>
          <text:p text:style-name="P11">mark = cria uma marcação</text:p>
        </text:list-item>
        <text:list-item>
          <text:p text:style-name="P11">goto = o código começa a rodar a partir da marcação escolhida</text:p>
        </text:list-item>
        <text:list-item>
          <text:p text:style-name="P12">i8 <text:span text:style-name="T1">= byte</text:span></text:p>
        </text:list-item>
        <text:list-item>
          <text:p text:style-name="P13">i16 <text:s/><text:span text:style-name="T1">= 2byte</text:span></text:p>
        </text:list-item>
        <text:list-item>
          <text:p text:style-name="P13">i32 <text:span text:style-name="T1">= 4byte</text:span></text:p>
        </text:list-item>
        <text:list-item>
          <text:p text:style-name="P13">i64 <text:span text:style-name="T1">= 8byte</text:span></text:p>
        </text:list-item>
        <text:list-item>
          <text:p text:style-name="P13">f32 <text:span text:style-name="T1">= </text:span><text:span text:style-name="T3">4</text:span><text:span text:style-name="T1">byte </text:span><text:span text:style-name="T2">real</text:span></text:p>
        </text:list-item>
        <text:list-item>
          <text:p text:style-name="P14">f64 <text:span text:style-name="T1">= 8byte </text:span><text:span text:style-name="T2">real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22:02:20.989000000</dc:date>
    <meta:editing-duration>PT14M22S</meta:editing-duration>
    <meta:editing-cycles>16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6" meta:word-count="91" meta:character-count="420" meta:non-whitespace-character-count="358"/>
  </office:meta>
</office:document-meta>
</file>